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09200000083B8C7C57A.png" manifest:media-type="image/png"/>
  <manifest:file-entry manifest:full-path="Pictures/100000010000017E0000011E0315C88F.png" manifest:media-type="image/png"/>
  <manifest:file-entry manifest:full-path="Pictures/10000000000001C800000207C7B04AA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gency FB" svg:font-family="'Agency FB'"/>
    <style:font-face style:name="Bookman Old Style" svg:font-family="'Bookman Old Sty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3.4cm" fo:min-width="2.54cm" fo:padding-top="0.102cm" fo:padding-bottom="0.102cm" fo:padding-left="0.102cm" fo:padding-right="0.102cm" loext:decorative="false"/>
      <style:paragraph-properties style:writing-mode="lr-tb"/>
    </style:style>
    <style:style style:name="gr2" style:family="graphic" style:parent-style-name="standard">
      <style:graphic-properties draw:stroke="none" draw:fill="bitmap" draw:fill-image-name="Bitmap_5f_0" style:repeat="stretch" draw:fill-image-ref-point="top-left" draw:shadow="hidden" loext:decorative="false"/>
    </style:style>
    <style:style style:name="gr3" style:family="graphic" style:parent-style-name="standard">
      <style:graphic-properties draw:stroke="none" draw:fill="bitmap" draw:fill-image-name="Bitmap_5f_1" style:repeat="stretch" draw:fill-image-ref-point="top-left" draw:shadow="hidden" loext:decorative="false"/>
    </style:style>
    <style:style style:name="gr4" style:family="graphic" style:parent-style-name="standard">
      <style:graphic-properties draw:stroke="none" draw:fill="none" fo:min-height="0.917cm" fo:min-width="2.54cm" fo:padding-top="0.102cm" fo:padding-bottom="0.102cm" fo:padding-left="0.102cm" fo:padding-right="0.102cm" loext:decorative="false"/>
      <style:paragraph-properties style:writing-mode="lr-tb"/>
    </style:style>
    <style:style style:name="gr5" style:family="graphic" style:parent-style-name="standard">
      <style:graphic-properties draw:stroke="none" draw:fill="none" fo:min-height="0.511cm" fo:min-width="2.54cm" fo:padding-top="0.102cm" fo:padding-bottom="0.102cm" fo:padding-left="0.102cm" fo:padding-right="0.102cm" loext:decorative="false"/>
      <style:paragraph-properties style:writing-mode="lr-tb"/>
    </style:style>
    <style:style style:name="gr6" style:family="graphic" style:parent-style-name="standard">
      <style:graphic-properties draw:stroke="none" draw:fill="none" fo:min-height="0.519cm" fo:min-width="2.54cm" fo:padding-top="0.102cm" fo:padding-bottom="0.102cm" fo:padding-left="0.102cm" fo:padding-right="0.102cm" loext:decorative="false"/>
      <style:paragraph-properties style:writing-mode="lr-tb"/>
    </style:style>
    <style:style style:name="gr7" style:family="graphic" style:parent-style-name="standard">
      <style:graphic-properties draw:stroke="none" draw:fill="none" fo:min-height="0.356cm" fo:min-width="2.54cm" fo:padding-top="0.102cm" fo:padding-bottom="0.102cm" fo:padding-left="0.102cm" fo:padding-right="0.102cm" loext:decorative="false"/>
      <style:paragraph-properties style:writing-mode="lr-tb"/>
    </style:style>
    <style:style style:name="gr8" style:family="graphic" style:parent-style-name="standard">
      <style:graphic-properties draw:stroke="none" draw:fill="none" fo:min-height="0.495cm" fo:min-width="2.54cm" fo:padding-top="0.102cm" fo:padding-bottom="0.102cm" fo:padding-left="0.102cm" fo:padding-right="0.102cm" loext:decorative="false"/>
      <style:paragraph-properties style:writing-mode="lr-tb"/>
    </style:style>
    <style:style style:name="gr9" style:family="graphic" style:parent-style-name="standard">
      <style:graphic-properties draw:stroke="none" draw:fill="none" fo:min-height="2.054cm" fo:min-width="2.54cm" fo:padding-top="0.102cm" fo:padding-bottom="0.102cm" fo:padding-left="0.102cm" fo:padding-right="0.102cm" loext:decorative="false"/>
      <style:paragraph-properties style:writing-mode="lr-tb"/>
    </style:style>
    <style:style style:name="gr10" style:family="graphic" style:parent-style-name="standard">
      <style:graphic-properties draw:stroke="none" draw:fill="none" fo:min-height="2.29cm" fo:min-width="2.54cm" fo:padding-top="0.102cm" fo:padding-bottom="0.102cm" fo:padding-left="0.102cm" fo:padding-right="0.102cm" loext:decorative="false"/>
      <style:paragraph-properties style:writing-mode="lr-tb"/>
    </style:style>
    <style:style style:name="gr11" style:family="graphic" style:parent-style-name="standard">
      <style:graphic-properties draw:stroke="solid" svg:stroke-width="0.026cm" svg:stroke-color="#000000" draw:fill="none" fo:padding-top="0.138cm" fo:padding-bottom="0.138cm" fo:padding-left="0.263cm" fo:padding-right="0.263cm" loext:decorative="false"/>
    </style:style>
    <style:style style:name="gr12" style:family="graphic">
      <style:graphic-properties loext:decorative="false"/>
    </style:style>
    <style:style style:name="gr13" style:family="graphic" style:parent-style-name="standard">
      <style:graphic-properties draw:stroke="none" draw:fill="none" fo:min-height="3.16cm" fo:min-width="2.54cm" fo:padding-top="0.102cm" fo:padding-bottom="0.102cm" fo:padding-left="0.102cm" fo:padding-right="0.102cm" loext:decorative="false"/>
      <style:paragraph-properties style:writing-mode="lr-tb"/>
    </style:style>
    <style:style style:name="gr14" style:family="graphic" style:parent-style-name="standard">
      <style:graphic-properties draw:stroke="none" draw:fill="none" fo:min-height="1.626cm" fo:min-width="2.54cm" fo:padding-top="0.102cm" fo:padding-bottom="0.102cm" fo:padding-left="0.102cm" fo:padding-right="0.102cm" loext:decorative="false"/>
      <style:paragraph-properties style:writing-mode="lr-tb"/>
    </style:style>
    <style:style style:name="gr15" style:family="graphic" style:parent-style-name="standard">
      <style:graphic-properties draw:stroke="none" draw:fill="none" draw:textarea-vertical-align="top" fo:min-height="23.975cm" fo:min-width="2.54cm" fo:padding-top="0.102cm" fo:padding-bottom="0.102cm" fo:padding-left="0.102cm" fo:padding-right="0.102cm" loext:decorative="false"/>
      <style:paragraph-properties style:writing-mode="lr-tb"/>
    </style:style>
    <style:style style:name="gr16" style:family="graphic" style:parent-style-name="standard">
      <style:graphic-properties draw:stroke="none" draw:fill="none" fo:min-height="3.853cm" fo:min-width="2.54cm" fo:padding-top="0.102cm" fo:padding-bottom="0.102cm" fo:padding-left="0.102cm" fo:padding-right="0.102cm" loext:decorative="false"/>
      <style:paragraph-properties style:writing-mode="lr-tb"/>
    </style:style>
    <style:style style:name="gr17" style:family="graphic" style:parent-style-name="standard">
      <style:graphic-properties draw:stroke="none" draw:fill="none" fo:min-height="2.336cm" fo:min-width="2.54cm" fo:padding-top="0.102cm" fo:padding-bottom="0.102cm" fo:padding-left="0.102cm" fo:padding-right="0.102cm" loext:decorative="false"/>
      <style:paragraph-properties style:writing-mode="lr-tb"/>
    </style:style>
    <style:style style:name="gr18" style:family="graphic" style:parent-style-name="standard">
      <style:graphic-properties fo:background-color="#ffffff" fo:border="none #000000" loext:decorative="false"/>
    </style:style>
    <style:style style:name="gr19" style:family="graphic" style:parent-style-name="standard">
      <style:graphic-properties fo:background-color="#ffffff" fo:border="none" loext:decorative="false"/>
    </style:style>
    <style:style style:name="gr20" style:family="graphic" style:parent-style-name="standard">
      <style:graphic-properties fo:border="none" loext:decorative="false"/>
    </style:style>
    <style:style style:name="P1" style:family="paragraph">
      <style:paragraph-properties fo:text-align="center"/>
    </style:style>
    <style:style style:name="P2" style:family="paragraph">
      <loext:graphic-properties draw:fill="none"/>
    </style:style>
    <style:style style:name="P3" style:family="paragraph">
      <loext:graphic-properties draw:fill="bitmap" draw:fill-image-name="Bitmap_5f_0" style:repeat="stretch" draw:fill-image-ref-point="top-left"/>
    </style:style>
    <style:style style:name="P4" style:family="paragraph">
      <loext:graphic-properties draw:fill="bitmap" draw:fill-image-name="Bitmap_5f_1" style:repeat="stretch" draw:fill-image-ref-point="top-left"/>
    </style:style>
    <style:style style:name="P5" style:family="paragraph">
      <style:paragraph-properties fo:text-align="start"/>
    </style:style>
    <style:style style:name="P6" style:family="paragraph">
      <loext:graphic-properties draw:fill="none"/>
      <style:paragraph-properties fo:text-align="start"/>
    </style:style>
    <style:style style:name="P7" style:family="paragraph">
      <style:paragraph-properties fo:margin-top="0cm" fo:margin-bottom="0cm" fo:line-height="150%" fo:text-align="center"/>
    </style:style>
    <style:style style:name="P8" style:family="paragraph">
      <style:paragraph-properties fo:line-height="150%" fo:text-align="center"/>
    </style:style>
    <style:style style:name="P9" style:family="paragraph">
      <style:paragraph-properties fo:text-align="start"/>
      <style:text-properties style:text-line-through-style="none" style:text-line-through-type="none" fo:font-family="'Bookman Old Style'" style:font-style-name="Regular" style:font-family-generic="roman" fo:font-size="14pt" fo:font-style="normal" style:text-underline-style="solid" style:text-underline-width="bold" fo:font-weight="600"/>
    </style:style>
    <style:style style:name="P10" style:family="paragraph">
      <style:paragraph-properties fo:text-align="start"/>
      <style:text-properties style:text-line-through-style="none" style:text-line-through-type="none" fo:font-family="'Bookman Old Style'" style:font-style-name="Regular" style:font-family-generic="roman" fo:font-size="11pt" fo:font-style="normal" style:text-underline-style="none" fo:font-weight="600"/>
    </style:style>
    <style:style style:name="P11" style:family="paragraph">
      <style:paragraph-properties fo:text-align="start"/>
      <style:text-properties style:text-line-through-style="none" style:text-line-through-type="none" fo:font-family="'Bookman Old Style'" style:font-style-name="Regular" style:font-family-generic="roman" fo:font-size="12pt" fo:font-style="normal" style:text-underline-style="none" fo:font-weight="600"/>
    </style:style>
    <style:style style:name="P12" style:family="paragraph">
      <style:paragraph-properties fo:text-align="start"/>
      <style:text-properties style:text-line-through-style="none" style:text-line-through-type="none" fo:font-family="Calibri" style:font-style-name="Regular" style:font-family-generic="swiss" fo:font-size="11pt" fo:font-style="normal" style:text-underline-style="none" fo:font-weight="bold"/>
    </style:style>
    <style:style style:name="P13" style:family="paragraph">
      <style:paragraph-properties fo:text-align="start"/>
      <style:text-properties fo:color="#ff0000" style:text-line-through-style="none" style:text-line-through-type="none" fo:font-family="Calibri" style:font-style-name="Regular" style:font-family-generic="swiss" fo:font-style="normal" style:text-underline-style="none"/>
    </style:style>
    <style:style style:name="T1" style:family="text">
      <style:text-properties fo:color="#000000" loext:opacity="100%" style:font-name="Bookman Old Style" fo:font-size="12pt" fo:language="en" fo:country="US" fo:font-weight="bold" style:font-name-asian="Bookman Old Style" style:font-size-asian="12pt" style:font-weight-asian="bold" style:font-name-complex="Bookman Old Style" style:font-size-complex="12pt" style:font-weight-complex="bold"/>
    </style:style>
    <style:style style:name="T2" style:family="text">
      <style:text-properties fo:color="#000000" loext:opacity="100%" style:font-name="Bookman Old Style" fo:font-size="12pt" fo:language="en" fo:country="US" style:font-name-asian="Bookman Old Style" style:font-size-asian="12pt" style:font-name-complex="Bookman Old Style" style:font-size-complex="12pt"/>
    </style:style>
    <style:style style:name="T3" style:family="text">
      <style:text-properties fo:color="#000000" loext:opacity="100%" style:font-name="Bookman Old Style" fo:font-size="10pt" fo:language="en" fo:country="US" fo:font-weight="bold" style:font-name-asian="Bookman Old Style" style:font-size-asian="10pt" style:font-weight-asian="bold" style:font-name-complex="Bookman Old Style" style:font-size-complex="10pt" style:font-weight-complex="bold"/>
    </style:style>
    <style:style style:name="T4" style:family="text">
      <style:text-properties fo:color="#ff0000" loext:opacity="100%" style:font-name="Bookman Old Style" fo:font-size="14pt" fo:language="en" fo:country="US" fo:font-weight="bold" style:font-name-asian="Bookman Old Style" style:font-size-asian="14pt" style:font-weight-asian="bold" style:font-name-complex="Bookman Old Style" style:font-size-complex="14pt" style:font-weight-complex="bold"/>
    </style:style>
    <style:style style:name="T5" style:family="text">
      <style:text-properties fo:color="#ff0000" loext:opacity="100%" style:font-name="Bookman Old Style" fo:font-size="16pt" fo:language="en" fo:country="US" fo:font-weight="bold" style:font-name-asian="Bookman Old Style" style:font-size-asian="16pt" style:font-weight-asian="bold" style:font-name-complex="Bookman Old Style" style:font-size-complex="16pt" style:font-weight-complex="bold"/>
    </style:style>
    <style:style style:name="T6" style:family="text">
      <style:text-properties fo:color="#000000" loext:opacity="100%" style:font-name="Bookman Old Style" fo:font-size="11pt" fo:language="en" fo:country="US" fo:font-weight="bold" style:font-name-asian="Bookman Old Style" style:font-size-asian="11pt" style:font-weight-asian="bold" style:font-name-complex="Bookman Old Style" style:font-size-complex="11pt" style:font-weight-complex="bold"/>
    </style:style>
    <style:style style:name="T7" style:family="text">
      <style:text-properties fo:color="#000000" loext:opacity="100%" style:font-name="Calibri" fo:font-size="14pt" fo:language="en" fo:country="US" style:font-name-asian="Calibri" style:font-size-asian="14pt" style:font-name-complex="Calibri" style:font-size-complex="14pt"/>
    </style:style>
    <style:style style:name="T8" style:family="text">
      <style:text-properties fo:color="#000000" loext:opacity="100%" style:font-name="Calibri" fo:font-size="14pt" fo:language="en" fo:country="US" style:text-underline-style="none"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9" style:family="text">
      <style:text-properties fo:color="#000000" loext:opacity="100%" style:font-name="Calibri" fo:font-size="14pt" fo:language="en" fo:country="US"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0" style:family="text">
      <style:text-properties fo:color="#000000" loext:opacity="100%" style:font-name="Calibri" fo:font-size="14pt" fo:language="en" fo:country="US"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11" style:family="text">
      <style:text-properties fo:color="#000000" loext:opacity="100%" style:font-name="Calibri" fo:font-size="10pt" fo:language="en" fo:country="US" style:font-name-asian="Calibri" style:font-size-asian="10pt" style:font-name-complex="Calibri" style:font-size-complex="10pt"/>
    </style:style>
    <style:style style:name="T12" style:family="text">
      <style:text-properties fo:color="#ff0000" loext:opacity="100%" style:font-name="Agency FB" fo:font-size="14pt" fo:language="en" fo:country="US" style:text-underline-style="solid" style:text-underline-width="auto" style:text-underline-color="font-color" fo:font-weight="bold" style:text-underline-mode="continuous" style:text-overline-mode="continuous" style:text-line-through-mode="continuous" style:font-name-asian="Agency FB" style:font-size-asian="14pt" style:font-weight-asian="bold" style:font-name-complex="Agency FB" style:font-size-complex="14pt" style:font-weight-complex="bold"/>
    </style:style>
    <style:style style:name="T13" style:family="text">
      <style:text-properties fo:color="#000000" loext:opacity="100%" style:font-name="Agency FB" fo:font-size="14pt" fo:language="en" fo:country="US" style:text-underline-style="solid" style:text-underline-width="auto" style:text-underline-color="font-color" fo:font-weight="bold" style:text-underline-mode="continuous" style:text-overline-mode="continuous" style:text-line-through-mode="continuous" style:font-name-asian="Agency FB" style:font-size-asian="14pt" style:font-weight-asian="bold" style:font-name-complex="Agency FB" style:font-size-complex="14pt" style:font-weight-complex="bold"/>
    </style:style>
    <style:style style:name="T14" style:family="text">
      <style:text-properties fo:color="#000000" loext:opacity="100%" style:font-name="Agency FB" fo:font-size="14pt" fo:language="en" fo:country="US" fo:font-weight="bold" style:font-name-asian="Agency FB" style:font-size-asian="14pt" style:font-weight-asian="bold" style:font-name-complex="Agency FB" style:font-size-complex="14pt" style:font-weight-complex="bold"/>
    </style:style>
    <style:style style:name="T15" style:family="text">
      <style:text-properties fo:color="#ff0000" loext:opacity="100%" style:font-name="Agency FB" fo:font-size="14pt" fo:language="en" fo:country="US" fo:font-weight="bold" style:font-name-asian="Agency FB" style:font-size-asian="14pt" style:font-weight-asian="bold" style:font-name-complex="Agency FB" style:font-size-complex="14pt" style:font-weight-complex="bold"/>
    </style:style>
    <style:style style:name="T16" style:family="text">
      <style:text-properties fo:color="#000000" loext:opacity="100%" style:font-name="Calibri" fo:font-size="11pt" fo:language="en" fo:country="US" fo:font-style="italic" fo:font-weight="bold" style:font-name-asian="Calibri" style:font-size-asian="11pt" style:font-style-asian="italic" style:font-weight-asian="bold" style:font-name-complex="Calibri" style:font-size-complex="11pt" style:font-style-complex="italic" style:font-weight-complex="bold"/>
    </style:style>
    <style:style style:name="T17" style:family="text">
      <style:text-properties fo:color="#000000" loext:opacity="100%" style:font-name="Bookman Old Style" fo:font-size="9pt" fo:language="en" fo:country="US" fo:font-weight="bold" style:font-name-asian="Bookman Old Style" style:font-size-asian="9pt" style:font-weight-asian="bold" style:font-name-complex="Bookman Old Style" style:font-size-complex="9pt" style:font-weight-complex="bold"/>
    </style:style>
    <style:style style:name="T18" style:family="text">
      <style:text-properties fo:color="#000000" loext:opacity="100%" style:font-name="Calibri" fo:font-size="10pt" fo:language="en" fo:country="US" fo:font-weight="bold" style:font-name-asian="Calibri" style:font-size-asian="10pt" style:font-weight-asian="bold" style:font-name-complex="Calibri"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OwnersNameField"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AddressField" form:control-implementation="ooo:com.sun.star.form.component.TextField" xml:id="control2" form:id="control2"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BusinessNameField"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BusinessTypeField"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DayFiel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MonthYearField"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AmountField"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DateField"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dministratorField"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frame draw:style-name="gr1" draw:text-style-name="P2" draw:layer="layout" svg:width="9.205cm" svg:height="3.604cm" svg:x="6.309cm" svg:y="0.543cm">
          <draw:text-box>
            <text:p text:style-name="P1"><text:span text:style-name="T1">REPUBLIC OF <text:s text:c="2"/>THE <text:s text:c="2"/>PHILIPPINES</text:span><text:span text:style-name="T2"> </text:span></text:p>
            <text:p text:style-name="P1"><text:span text:style-name="T3">OFFICE OF THE PUNONG BARANGAY </text:span></text:p>
            <text:p text:style-name="P1"><text:span text:style-name="T4">BARANGAY KRUS NA LIGAS </text:span></text:p>
            <text:p text:style-name="P1"><text:span text:style-name="T3">No. 20 Plaza Sta. Ines Street </text:span></text:p>
            <text:p text:style-name="P1"><text:span text:style-name="T3">Tel. Nos. <text:s/>3436-62-40 / 0962-396-2951 </text:span></text:p>
          </draw:text-box>
        </draw:frame>
        <draw:polygon draw:style-name="gr2" draw:text-style-name="P3" draw:layer="layout" svg:width="2.91cm" svg:height="2.611cm" svg:x="15.964cm" svg:y="0.692cm" svg:viewBox="0 0 2911 2612" draw:points="0,0 2911,0 2911,2612 0,2612">
          <text:p/>
        </draw:polygon>
        <draw:polygon draw:style-name="gr3" draw:text-style-name="P4" draw:layer="layout" svg:width="3.268cm" svg:height="2.434cm" svg:x="2.703cm" svg:y="0.69cm" svg:viewBox="0 0 3269 2435" draw:points="0,0 3269,0 3269,2435 0,2435">
          <text:p/>
        </draw:polygon>
        <draw:frame draw:style-name="gr4" draw:text-style-name="P2" draw:layer="layout" svg:width="12.14cm" svg:height="1.121cm" svg:x="7.474cm" svg:y="4.278cm">
          <draw:text-box>
            <text:p text:style-name="P1"><text:span text:style-name="T5">BARANGAY BUSINESS CLEARANCE </text:span></text:p>
          </draw:text-box>
        </draw:frame>
        <draw:frame draw:style-name="gr5" draw:text-style-name="P6" draw:layer="layout" svg:width="9.693cm" svg:height="0.715cm" svg:x="6.465cm" svg:y="6.22cm">
          <draw:text-box>
            <text:p text:style-name="P5"><text:span text:style-name="T1">OWNER’S NAME: <text:s/></text:span></text:p>
          </draw:text-box>
        </draw:frame>
        <draw:frame draw:style-name="gr6" draw:text-style-name="P6" draw:layer="layout" svg:width="8.328cm" svg:height="0.723cm" svg:x="6.464cm" svg:y="8.05cm">
          <draw:text-box>
            <text:p text:style-name="P5"><text:span text:style-name="T1">ADDRESS:</text:span></text:p>
          </draw:text-box>
        </draw:frame>
        <draw:frame draw:style-name="gr7" draw:text-style-name="P6" draw:layer="layout" svg:width="5.914cm" svg:height="0.7cm" svg:x="6.483cm" svg:y="9.717cm">
          <draw:text-box>
            <text:p text:style-name="P5"><text:span text:style-name="T1">BUSINESS NAME: </text:span></text:p>
          </draw:text-box>
        </draw:frame>
        <draw:frame draw:style-name="gr8" draw:text-style-name="P6" draw:layer="layout" svg:width="7.467cm" svg:height="0.7cm" svg:x="6.531cm" svg:y="10.944cm">
          <draw:text-box>
            <text:p text:style-name="P5"><text:span text:style-name="T1">BUSINESS TYPE: <text:s/></text:span></text:p>
          </draw:text-box>
        </draw:frame>
        <draw:frame draw:style-name="gr9" draw:text-style-name="P2" draw:layer="layout" svg:width="7.566cm" svg:height="2.258cm" svg:x="13.259cm" svg:y="20.407cm">
          <draw:text-box>
            <text:p text:style-name="P1"><text:span text:style-name="T6">HON. RENIEL JOHN C. PERDIDO</text:span></text:p>
            <text:p text:style-name="P1"><text:span text:style-name="T6"><text:s/></text:span></text:p>
            <text:p text:style-name="P1"><text:span text:style-name="T6">Barangay Captain </text:span></text:p>
          </draw:text-box>
        </draw:frame>
        <draw:frame draw:style-name="gr10" draw:text-style-name="P2" draw:layer="layout" svg:width="8.388cm" svg:height="2.494cm" svg:x="12.7cm" svg:y="16.46cm">
          <draw:text-box>
            <text:p text:style-name="P1"><text:span text:style-name="T6">HON. FELIX G. CUEVAS </text:span></text:p>
            <text:p text:style-name="P1"><text:span text:style-name="T6"/></text:p>
            <text:p text:style-name="P1"><text:span text:style-name="T6">Committee on Business , Livelihood, Trade &amp; Cooperative </text:span></text:p>
          </draw:text-box>
        </draw:frame>
        <draw:line draw:style-name="gr11" draw:text-style-name="P2" draw:layer="layout" svg:x1="0.027cm" svg:y1="3.827cm" svg:x2="21.68cm" svg:y2="3.751cm">
          <text:p/>
        </draw:line>
        <draw:line draw:style-name="gr11" draw:text-style-name="P2" draw:layer="layout" svg:x1="6.025cm" svg:y1="27.613cm" svg:x2="6.001cm" svg:y2="3.824cm">
          <text:p/>
        </draw:line>
        <draw:line draw:style-name="gr11" draw:text-style-name="P2" draw:layer="layout" svg:x1="12.542cm" svg:y1="17.219cm" svg:x2="20.835cm" svg:y2="17.257cm">
          <text:p/>
        </draw:line>
        <draw:line draw:style-name="gr11" draw:text-style-name="P2" draw:layer="layout" svg:x1="12.999cm" svg:y1="21.299cm" svg:x2="20.695cm" svg:y2="21.261cm">
          <text:p/>
        </draw:line>
        <draw:g draw:style-name="gr12">
          <draw:polygon draw:style-name="gr11" draw:text-style-name="P2" draw:layer="layout" svg:width="3.683cm" svg:height="3.391cm" svg:x="16.815cm" svg:y="5.647cm" svg:viewBox="0 0 3684 3392" draw:points="0,0 3684,0 3684,3392 0,3392">
            <text:p/>
          </draw:polygon>
          <draw:frame draw:style-name="gr13" draw:text-style-name="P2" draw:layer="layout" svg:width="3.683cm" svg:height="3.364cm" svg:x="16.815cm" svg:y="5.673cm">
            <draw:text-box>
              <text:p/>
            </draw:text-box>
          </draw:frame>
        </draw:g>
        <draw:frame draw:style-name="gr14" draw:text-style-name="P2" draw:layer="layout" svg:width="12.737cm" svg:height="1.83cm" svg:x="6.877cm" svg:y="13.289cm">
          <draw:text-box>
            <text:p text:style-name="P5"><text:span text:style-name="T7">Issued this  day</text:span><text:span text:style-name="T7"><text:tab/></text:span><text:span text:style-name="T7"> <text:s text:c="2"/>of </text:span><text:span text:style-name="T7"><text:tab/></text:span><text:span text:style-name="T7"><text:tab/></text:span><text:span text:style-name="T7"><text:tab/></text:span><text:span text:style-name="T7"> <text:s text:c="7"/></text:span><text:span text:style-name="T7"><text:tab/></text:span><text:span text:style-name="T7"><text:tab/></text:span><text:span text:style-name="T8">,</text:span></text:p>
            <text:p text:style-name="P5"><text:span text:style-name="T9">at </text:span><text:span text:style-name="T10">Barangay Krus Na Ligas, District IV, Quezon City.</text:span><text:span text:style-name="T7"> </text:span></text:p>
          </draw:text-box>
        </draw:frame>
        <draw:frame draw:style-name="gr15" draw:text-style-name="P6" draw:layer="layout" svg:width="5.935cm" svg:height="24.179cm" svg:x="0cm" svg:y="3.761cm">
          <draw:text-box>
            <text:p text:style-name="P5"><text:span text:style-name="T11"/></text:p>
            <text:p text:style-name="P1"><text:span text:style-name="T12">BARANGAY OFFICIALS </text:span></text:p>
            <text:p text:style-name="P1"><text:span text:style-name="T12"/></text:p>
            <text:p text:style-name="P1"><text:span text:style-name="T12"/></text:p>
            <text:p text:style-name="P7"><text:span text:style-name="T12">PUNONG BARANGAY </text:span></text:p>
            <text:p text:style-name="P7"><text:span text:style-name="T13">HON. RENIEL JOHN C. PERDIDO </text:span></text:p>
            <text:p text:style-name="P1"><text:span text:style-name="T13"/></text:p>
            <text:p text:style-name="P1"><text:span text:style-name="T13"/></text:p>
            <text:p text:style-name="P1"><text:span text:style-name="T13"/></text:p>
            <text:p text:style-name="P1"><text:span text:style-name="T13">COUNCILMEN </text:span></text:p>
            <text:p text:style-name="P8"><text:span text:style-name="T14">HON. IRENE S. DELA CRUZ </text:span></text:p>
            <text:p text:style-name="P8"><text:span text:style-name="T14">HON. ANGELO B. AGPAOA </text:span></text:p>
            <text:p text:style-name="P8"><text:span text:style-name="T14">HON. PATRIA J. UCHI </text:span></text:p>
            <text:p text:style-name="P8"><text:span text:style-name="T14">HON. FELIX G. CUEVAS </text:span></text:p>
            <text:p text:style-name="P8"><text:span text:style-name="T14">HON. JESSIE A. VIRTUCIO </text:span></text:p>
            <text:p text:style-name="P8"><text:span text:style-name="T14">HON. ARLENE M. DAYAG </text:span></text:p>
            <text:p text:style-name="P8"><text:span text:style-name="T14">HON. WILFREDO R. FULGENCIO </text:span></text:p>
            <text:p text:style-name="P1"><text:span text:style-name="T14"/></text:p>
            <text:p text:style-name="P8"><text:span text:style-name="T12">SK CHAIRMAN </text:span></text:p>
            <text:p text:style-name="P8"><text:span text:style-name="T14">HON. MICHAEL ANGELO L. DIMAAYO </text:span></text:p>
            <text:p text:style-name="P1"><text:span text:style-name="T14"/></text:p>
            <text:p text:style-name="P8"><text:span text:style-name="T14">JONATHAN C. SOMBRERO </text:span></text:p>
            <text:p text:style-name="P8"><text:span text:style-name="T15">BARANGAY SECRETARY </text:span></text:p>
            <text:p text:style-name="P1"><text:span text:style-name="T15"/></text:p>
            <text:p text:style-name="P8"><text:span text:style-name="T14">JOE-MARIE S. JALLA </text:span></text:p>
            <text:p text:style-name="P8"><text:span text:style-name="T15">BARANGAY TREASURER </text:span></text:p>
            <text:p text:style-name="P1"><text:span text:style-name="T15"/></text:p>
            <text:p text:style-name="P1"><text:span text:style-name="T15">“</text:span><text:span text:style-name="T15">RENZponsableng </text:span></text:p>
            <text:p text:style-name="P1"><text:span text:style-name="T15">Paglilingkod” </text:span></text:p>
          </draw:text-box>
        </draw:frame>
        <draw:frame draw:style-name="gr16" draw:text-style-name="P2" draw:layer="layout" svg:width="14.316cm" svg:height="4.057cm" svg:x="6.457cm" svg:y="23.421cm">
          <draw:text-box>
            <text:p text:style-name="P5"><text:span text:style-name="T16">This Business Clearance is revocable upon failure of herein License to comply with the provision of existing laws, City Ordinances, rules or regulation that are now prevailing in connection with the said business/activity, without prejudice to future complaints, emanating from the neighbors concerning health, fire or other legitimate hazards. This Clearance shall be presented to competent <text:s/>authority upon demand. </text:span></text:p>
          </draw:text-box>
        </draw:frame>
        <draw:frame draw:style-name="gr17" draw:text-style-name="P2" draw:layer="layout" svg:width="5.344cm" svg:height="2.54cm" svg:x="6.424cm" svg:y="20.32cm">
          <draw:text-box>
            <text:p text:style-name="P5"><text:span text:style-name="T17">OR DATE: </text:span></text:p>
            <text:p text:style-name="P5"><text:span text:style-name="T17"/></text:p>
            <text:p text:style-name="P5"><text:span text:style-name="T17">AMOUNT:</text:span></text:p>
            <text:p text:style-name="P5"><text:span text:style-name="T17"/></text:p>
            <text:p text:style-name="P5"><text:span text:style-name="T17"/></text:p>
            <text:p text:style-name="P5"><text:span text:style-name="T18"/></text:p>
          </draw:text-box>
        </draw:frame>
        <draw:control draw:style-name="gr18" draw:text-style-name="P9" draw:layer="controls" svg:width="5.919cm" svg:height="0.864cm" svg:x="10.413cm" svg:y="6.248cm" draw:control="control1"/>
        <draw:control draw:style-name="gr18" draw:text-style-name="P10" draw:layer="controls" svg:width="7.366cm" svg:height="1.422cm" svg:x="8.974cm" svg:y="8.103cm" draw:control="control2"/>
        <draw:control draw:style-name="gr18" draw:text-style-name="P11" draw:layer="controls" svg:width="9.982cm" svg:height="0.813cm" svg:x="10.527cm" svg:y="9.728cm" draw:control="control3"/>
        <draw:control draw:style-name="gr18" draw:text-style-name="P11" draw:layer="controls" svg:width="9.957cm" svg:height="0.864cm" svg:x="10.516cm" svg:y="10.973cm" draw:control="control4"/>
        <draw:control draw:style-name="gr19" draw:text-style-name="P12" draw:layer="controls" svg:width="0.813cm" svg:height="0.61cm" svg:x="10.184cm" svg:y="13.613cm" draw:control="control5"/>
        <draw:control draw:style-name="gr19" draw:text-style-name="P12" draw:layer="controls" svg:width="5.364cm" svg:height="0.61cm" svg:x="11.735cm" svg:y="13.608cm" draw:control="control6"/>
        <draw:control draw:style-name="gr20" draw:text-style-name="P13" draw:layer="controls" svg:width="3.903cm" svg:height="0.508cm" svg:x="8.291cm" svg:y="21.131cm" draw:control="control7"/>
        <draw:control draw:style-name="gr20" draw:text-style-name="P13" draw:layer="controls" svg:width="3.903cm" svg:height="0.508cm" svg:x="8.292cm" svg:y="20.371cm" draw:control="control8"/>
        <draw:control draw:style-name="gr20" draw:text-style-name="P13" draw:layer="controls" svg:width="3.903cm" svg:height="0.508cm" svg:x="6.553cm" svg:y="21.793cm" draw:control="control9"/>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gency FB" svg:font-family="'Agency FB'"/>
    <style:font-face style:name="Bookman Old Style" svg:font-family="'Bookman Old Sty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5f_0" draw:display-name="Bitmap_0" xlink:href="Pictures/100000010000009200000083B8C7C57A.png" xlink:type="simple" xlink:show="embed" xlink:actuate="onLoad"/>
    <draw:fill-image draw:name="Bitmap_5f_1" draw:display-name="Bitmap_1" xlink:href="Pictures/100000010000017E0000011E0315C88F.png" xlink:type="simple" xlink:show="embed" xlink:actuate="onLoad"/>
    <draw:fill-image draw:name="Bitmap_5f_2" draw:display-name="Bitmap_2" xlink:href="Pictures/10000000000001C800000207C7B04A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23.975cm" fo:min-width="2.54cm" fo:padding-top="0.102cm" fo:padding-bottom="0.102cm" fo:padding-left="0.102cm" fo:padding-right="0.102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29T22:51:25.883000000</dc:date>
    <meta:creation-date>2024-07-04T08:18:45Z</meta:creation-date>
    <meta:generator>LibreOffice/24.2.4.2$Windows_X86_64 LibreOffice_project/51a6219feb6075d9a4c46691dcfe0cd9c4fff3c2</meta:generator>
    <meta:print-date>2024-07-29T22:51:06.784000000</meta:print-date>
    <meta:printed-by>PDF files</meta:printed-by>
    <meta:editing-duration>PT2M14S</meta:editing-duration>
    <meta:editing-cycles>2</meta:editing-cycles>
    <meta:document-statistic meta:object-count="30"/>
  </office:meta>
</office:document-meta>
</file>